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a9db" officeooo:paragraph-rsid="0003a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бавил комментарии, объясняющие назначение переменных: сумма и массиив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10:08:13.980000000</meta:creation-date>
    <dc:date>2023-05-25T10:08:39.292000000</dc:date>
    <meta:editing-duration>PT25S</meta:editing-duration>
    <meta:editing-cycles>1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" meta:word-count="8" meta:character-count="72" meta:non-whitespace-character-count="65"/>
  </office:meta>
</office:document-meta>
</file>